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title">
      <style:graphic-properties draw:textarea-horizontal-align="left" draw:auto-grow-height="true" draw:auto-grow-width="false" fo:min-height="0cm" fo:min-width="4.034cm"/>
    </style:style>
    <style:style style:name="gr2" style:family="graphic" style:parent-style-name="textbody">
      <style:graphic-properties draw:textarea-horizontal-align="center" draw:textarea-vertical-align="middle"/>
    </style:style>
    <style:style style:name="gr3" style:family="graphic" style:parent-style-name="title1">
      <style:graphic-properties draw:textarea-horizontal-align="left" draw:auto-grow-height="true" draw:auto-grow-width="true" fo:min-height="0cm" fo:min-width="0cm"/>
    </style:style>
    <style:style style:name="gr4" style:family="graphic" style:parent-style-name="title">
      <style:graphic-properties svg:stroke-width="0cm" draw:marker-start-width="0.2cm" draw:marker-end-width="0.2cm" draw:textarea-horizontal-align="center" draw:textarea-vertical-align="middle" fo:padding-top="0.125cm" fo:padding-bottom="0.125cm" fo:padding-left="0.25cm" fo:padding-right="0.25cm"/>
    </style:style>
    <style:style style:name="gr5" style:family="graphic" style:parent-style-name="title">
      <style:graphic-properties draw:textarea-horizontal-align="left" draw:auto-grow-height="true" draw:auto-grow-width="true" fo:min-height="0cm" fo:min-width="0cm"/>
    </style:style>
    <style:style style:name="gr6" style:family="graphic" style:parent-style-name="title2">
      <style:graphic-properties draw:textarea-horizontal-align="left" draw:auto-grow-height="true" draw:auto-grow-width="true" fo:min-height="0cm" fo:min-width="0cm"/>
    </style:style>
    <style:style style:name="gr7" style:family="graphic" style:parent-style-name="title">
      <style:graphic-properties draw:textarea-horizontal-align="center" draw:textarea-vertical-align="middle"/>
    </style:style>
    <style:style style:name="gr8" style:family="graphic" style:parent-style-name="title">
      <style:graphic-properties draw:textarea-horizontal-align="left" draw:auto-grow-height="true" draw:auto-grow-width="true" fo:min-height="2.172cm" fo:min-width="0cm"/>
    </style:style>
    <style:style style:name="gr9" style:family="graphic" style:parent-style-name="title2">
      <style:graphic-properties draw:textarea-horizontal-align="left" draw:auto-grow-height="true" draw:auto-grow-width="false" fo:min-height="0cm" fo:min-width="9.639cm"/>
    </style:style>
    <style:style style:name="gr10" style:family="graphic" style:parent-style-name="title1">
      <style:graphic-properties draw:textarea-horizontal-align="left" draw:auto-grow-height="true" draw:auto-grow-width="true" fo:min-height="0.86cm" fo:min-width="0cm"/>
    </style:style>
    <style:style style:name="gr11" style:family="graphic" style:parent-style-name="title">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12" style:family="graphic" style:parent-style-name="title">
      <style:graphic-properties draw:stroke="none" svg:stroke-color="#000000" draw:fill="none" draw:fill-color="#ffffff" draw:textarea-horizontal-align="left" draw:auto-grow-height="true" draw:auto-grow-width="false" fo:min-height="0cm" fo:min-width="6cm"/>
    </style:style>
    <style:style style:name="gr13" style:family="graphic" style:parent-style-name="title2">
      <style:graphic-properties draw:textarea-horizontal-align="left" draw:auto-grow-height="true" draw:auto-grow-width="false" fo:min-height="0cm" fo:min-width="7.5cm"/>
    </style:style>
    <style:style style:name="gr1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style:text-properties fo:font-family="Verdana" style:font-family-generic="swiss" style:font-pitch="variable"/>
    </style:style>
    <style:style style:name="T1" style:family="text">
      <style:text-properties fo:font-family="Verdana"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2.534cm" svg:height="0.704cm" svg:x="2cm" svg:y="9cm">
          <draw:text-box>
            <text:p>body.tpl</text:p>
          </draw:text-box>
        </draw:frame>
        <draw:rect draw:style-name="gr2" draw:text-style-name="P1" draw:layer="layout" svg:width="4.5cm" svg:height="3cm" svg:x="2cm" svg:y="9.704cm">
          <text:p/>
        </draw:rect>
        <draw:frame draw:style-name="gr3" xml:id="id2" draw:id="id2" draw:layer="layout" svg:width="3.296cm" svg:height="0.704cm" svg:x="2.5cm" svg:y="10.5cm">
          <draw:text-box>
            <text:p>{{Content}}</text:p>
          </draw:text-box>
        </draw:frame>
        <draw:connector draw:style-name="gr4" draw:text-style-name="P1" draw:layer="layout" draw:line-skew="0.602cm" svg:x1="8cm" svg:y1="9.352cm" svg:x2="5.796cm" svg:y2="10.852cm" draw:start-shape="id1" draw:start-glue-point="3" draw:end-shape="id2" svg:d="m8000 9352h-500v1500h-1704">
          <text:p/>
        </draw:connector>
        <draw:frame draw:style-name="gr5" xml:id="id1" draw:id="id1" draw:layer="layout" svg:width="4.058cm" svg:height="0.704cm" svg:x="8cm" svg:y="9cm">
          <draw:text-box>
            <text:p>PagePlayer.tpl</text:p>
          </draw:text-box>
        </draw:frame>
        <draw:rect draw:style-name="gr2" draw:text-style-name="P1" draw:layer="layout" svg:width="7cm" svg:height="3.796cm" svg:x="8cm" svg:y="9.704cm">
          <text:p/>
        </draw:rect>
        <draw:frame draw:style-name="gr3" xml:id="id10" draw:id="id10" draw:layer="layout" svg:width="2.534cm" svg:height="0.704cm" svg:x="8.5cm" svg:y="10cm">
          <draw:text-box>
            <text:p>{{Menu}}</text:p>
          </draw:text-box>
        </draw:frame>
        <draw:frame draw:style-name="gr3" xml:id="id17" draw:id="id17" draw:layer="layout" svg:width="4.82cm" svg:height="0.704cm" svg:x="8.5cm" svg:y="11cm">
          <draw:text-box>
            <text:p>{{PlayerControl}}</text:p>
          </draw:text-box>
        </draw:frame>
        <draw:connector draw:style-name="gr4" draw:text-style-name="P1" draw:layer="layout" draw:line-skew="0.602cm" svg:x1="5.796cm" svg:y1="10.852cm" svg:x2="8cm" svg:y2="31.852cm" draw:start-shape="id2" draw:start-glue-point="1" draw:end-shape="id3" draw:end-glue-point="3" svg:d="m5796 10852h1704v21000h500">
          <text:p/>
        </draw:connector>
        <draw:frame draw:style-name="gr3" xml:id="id21" draw:id="id21" draw:layer="layout" svg:width="4.058cm" svg:height="0.704cm" svg:x="8.5cm" svg:y="12cm">
          <draw:text-box>
            <text:p>{{ItemPlayer}}</text:p>
          </draw:text-box>
        </draw:frame>
        <draw:frame draw:style-name="gr5" xml:id="id3" draw:id="id3" draw:layer="layout" svg:width="4.566cm" svg:height="0.704cm" svg:x="8cm" svg:y="31.5cm">
          <draw:text-box>
            <text:p>PagePlaylist.tpl</text:p>
          </draw:text-box>
        </draw:frame>
        <draw:rect draw:style-name="gr2" draw:text-style-name="P1" draw:layer="layout" svg:width="7cm" svg:height="2.796cm" svg:x="8cm" svg:y="32.204cm">
          <text:p/>
        </draw:rect>
        <draw:frame draw:style-name="gr3" xml:id="id12" draw:id="id12" draw:layer="layout" svg:width="2.534cm" svg:height="0.704cm" svg:x="8.5cm" svg:y="32.5cm">
          <draw:text-box>
            <text:p>{{Menu}}</text:p>
          </draw:text-box>
        </draw:frame>
        <draw:frame draw:style-name="gr3" xml:id="id39" draw:id="id39" draw:layer="layout" svg:width="4.82cm" svg:height="0.704cm" svg:x="8.5cm" svg:y="33.5cm">
          <draw:text-box>
            <text:p>{{PlaylistItems}}</text:p>
          </draw:text-box>
        </draw:frame>
        <draw:frame draw:style-name="gr5" xml:id="id4" draw:id="id4" draw:layer="layout" svg:width="4.312cm" svg:height="0.704cm" svg:x="8cm" svg:y="36.5cm">
          <draw:text-box>
            <text:p>PageLibrary.tpl</text:p>
          </draw:text-box>
        </draw:frame>
        <draw:rect draw:style-name="gr2" draw:text-style-name="P1" draw:layer="layout" svg:width="7cm" svg:height="7.796cm" svg:x="8cm" svg:y="37.204cm">
          <text:p/>
        </draw:rect>
        <draw:frame draw:style-name="gr3" xml:id="id13" draw:id="id13" draw:layer="layout" svg:width="2.534cm" svg:height="0.704cm" svg:x="8.5cm" svg:y="37.5cm">
          <draw:text-box>
            <text:p>{{Menu}}</text:p>
          </draw:text-box>
        </draw:frame>
        <draw:frame draw:style-name="gr3" xml:id="id69" draw:id="id69" draw:layer="layout" svg:width="4.058cm" svg:height="0.704cm" svg:x="8.5cm" svg:y="41.5cm">
          <draw:text-box>
            <text:p>{{BrowseMenu}}</text:p>
          </draw:text-box>
        </draw:frame>
        <draw:connector draw:style-name="gr4" draw:text-style-name="P1" draw:layer="layout" draw:line-skew="0.602cm" svg:x1="5.796cm" svg:y1="10.852cm" svg:x2="8cm" svg:y2="36.852cm" draw:start-shape="id2" draw:start-glue-point="1" draw:end-shape="id4" svg:d="m5796 10852h1704v26000h500">
          <text:p/>
        </draw:connector>
        <draw:frame draw:style-name="gr3" xml:id="id88" draw:id="id88" draw:layer="layout" svg:width="4.312cm" svg:height="0.704cm" svg:x="8.5cm" svg:y="43.5cm">
          <draw:text-box>
            <text:p>{{NoFilesHint}}</text:p>
          </draw:text-box>
        </draw:frame>
        <draw:frame draw:style-name="gr3" xml:id="id41" draw:id="id41" draw:layer="layout" svg:width="5.836cm" svg:height="0.704cm" svg:x="8.5cm" svg:y="38.5cm">
          <draw:text-box>
            <text:p>{{SearchresultItems}}</text:p>
          </draw:text-box>
        </draw:frame>
        <draw:frame draw:style-name="gr3" xml:id="id71" draw:id="id71" draw:layer="layout" svg:width="4.058cm" svg:height="0.704cm" svg:x="8.5cm" svg:y="42.5cm">
          <draw:text-box>
            <text:p>{{Pagination}}</text:p>
          </draw:text-box>
        </draw:frame>
        <draw:frame draw:style-name="gr5" xml:id="id5" draw:id="id5" draw:layer="layout" svg:width="6.344cm" svg:height="0.704cm" svg:x="8cm" svg:y="14.5cm">
          <draw:text-box>
            <text:p>PagePlaylistDetails.tpl</text:p>
          </draw:text-box>
        </draw:frame>
        <draw:rect draw:style-name="gr2" draw:text-style-name="P1" draw:layer="layout" svg:width="7cm" svg:height="2.796cm" svg:x="8cm" svg:y="15.204cm">
          <text:p/>
        </draw:rect>
        <draw:frame draw:style-name="gr3" xml:id="id14" draw:id="id14" draw:layer="layout" svg:width="2.534cm" svg:height="0.704cm" svg:x="8.5cm" svg:y="15.5cm">
          <draw:text-box>
            <text:p>{{Menu}}</text:p>
          </draw:text-box>
        </draw:frame>
        <draw:frame draw:style-name="gr3" xml:id="id23" draw:id="id23" draw:layer="layout" svg:width="6.344cm" svg:height="0.704cm" svg:x="8.5cm" svg:y="16.5cm">
          <draw:text-box>
            <text:p>{{ItemPlaylistDetails}}</text:p>
          </draw:text-box>
        </draw:frame>
        <draw:frame draw:style-name="gr5" xml:id="id6" draw:id="id6" draw:layer="layout" svg:width="6.09cm" svg:height="0.704cm" svg:x="8cm" svg:y="19cm">
          <draw:text-box>
            <text:p>PageLibraryDetails.tpl</text:p>
          </draw:text-box>
        </draw:frame>
        <draw:rect draw:style-name="gr2" draw:text-style-name="P1" draw:layer="layout" svg:width="7cm" svg:height="2.796cm" svg:x="8cm" svg:y="19.704cm">
          <text:p/>
        </draw:rect>
        <draw:frame draw:style-name="gr3" xml:id="id15" draw:id="id15" draw:layer="layout" svg:width="2.534cm" svg:height="0.704cm" svg:x="8.5cm" svg:y="20cm">
          <draw:text-box>
            <text:p>{{Menu}}</text:p>
          </draw:text-box>
        </draw:frame>
        <draw:frame draw:style-name="gr3" xml:id="id24" draw:id="id24" draw:layer="layout" svg:width="5.836cm" svg:height="0.704cm" svg:x="8.5cm" svg:y="21cm">
          <draw:text-box>
            <text:p>{{ItemSearchDetails}}</text:p>
          </draw:text-box>
        </draw:frame>
        <draw:frame draw:style-name="gr5" xml:id="id7" draw:id="id7" draw:layer="layout" svg:width="3.804cm" svg:height="0.704cm" svg:x="8cm" svg:y="23.5cm">
          <draw:text-box>
            <text:p>PageError.tpl</text:p>
          </draw:text-box>
        </draw:frame>
        <draw:rect draw:style-name="gr2" draw:text-style-name="P1" draw:layer="layout" svg:width="7cm" svg:height="2.796cm" svg:x="8cm" svg:y="24.204cm">
          <text:p/>
        </draw:rect>
        <draw:frame draw:style-name="gr3" xml:id="id16" draw:id="id16" draw:layer="layout" svg:width="2.534cm" svg:height="0.704cm" svg:x="8.5cm" svg:y="24.5cm">
          <draw:text-box>
            <text:p>{{Menu}}</text:p>
          </draw:text-box>
        </draw:frame>
        <draw:frame draw:style-name="gr3" xml:id="id84" draw:id="id84" draw:layer="layout" svg:width="4.566cm" svg:height="0.704cm" svg:x="8.5cm" svg:y="25.5cm">
          <draw:text-box>
            <text:p>{{ErrorMessage}}</text:p>
          </draw:text-box>
        </draw:frame>
        <draw:connector draw:style-name="gr4" draw:text-style-name="P1" draw:layer="layout" draw:line-skew="0.602cm" svg:x1="5.796cm" svg:y1="10.852cm" svg:x2="8cm" svg:y2="14.852cm" draw:start-shape="id2" draw:start-glue-point="1" draw:end-shape="id5" draw:end-glue-point="3" svg:d="m5796 10852h1704v4000h500">
          <text:p/>
        </draw:connector>
        <draw:connector draw:style-name="gr4" draw:text-style-name="P1" draw:layer="layout" draw:line-skew="0.602cm" svg:x1="5.796cm" svg:y1="10.852cm" svg:x2="8cm" svg:y2="19.352cm" draw:start-shape="id2" draw:start-glue-point="1" draw:end-shape="id6" draw:end-glue-point="3" svg:d="m5796 10852h1704v8500h500">
          <text:p/>
        </draw:connector>
        <draw:connector draw:style-name="gr4" draw:text-style-name="P1" draw:layer="layout" draw:line-skew="0.602cm" svg:x1="5.796cm" svg:y1="10.852cm" svg:x2="8cm" svg:y2="23.852cm" draw:start-shape="id2" draw:start-glue-point="1" draw:end-shape="id7" draw:end-glue-point="3" svg:d="m5796 10852h1704v13000h500">
          <text:p/>
        </draw:connector>
        <draw:frame draw:style-name="gr5" xml:id="id11" draw:id="id11" draw:layer="layout" svg:width="2.534cm" svg:height="0.704cm" svg:x="21.5cm" svg:y="1.5cm">
          <draw:text-box>
            <text:p>Menu.tpl</text:p>
          </draw:text-box>
        </draw:frame>
        <draw:rect draw:style-name="gr2" draw:text-style-name="P1" draw:layer="layout" svg:width="7cm" svg:height="2.796cm" svg:x="21.5cm" svg:y="2.204cm">
          <text:p/>
        </draw:rect>
        <draw:frame draw:style-name="gr3" draw:text-style-name="P2" xml:id="id8" draw:id="id8" draw:layer="layout" svg:width="4.82cm" svg:height="1.61cm" svg:x="22cm" svg:y="2.5cm">
          <draw:text-box>
            <text:p text:style-name="P2">{{PlayerClass}}</text:p>
            <text:p text:style-name="P2">{{PlaylistClass}}</text:p>
            <text:p text:style-name="P2">{{LibraryClass}}</text:p>
          </draw:text-box>
        </draw:frame>
        <draw:frame draw:style-name="gr6" xml:id="id9" draw:id="id9" draw:layer="layout" svg:width="5.824cm" svg:height="1.375cm" svg:x="30cm" svg:y="1.5cm">
          <draw:text-box>
            <text:p>player / playlist / library</text:p>
            <text:p>+ active</text:p>
          </draw:text-box>
        </draw:frame>
        <draw:connector draw:style-name="gr7" draw:text-style-name="P1" draw:layer="layout" draw:line-skew="1.344cm" svg:x1="26.82cm" svg:y1="3.305cm" svg:x2="30cm" svg:y2="2.187cm" draw:start-shape="id8" draw:start-glue-point="1" draw:end-shape="id9" draw:end-glue-point="3" svg:d="m26820 3305h2934v-1118h246">
          <text:p/>
        </draw:connector>
        <draw:connector draw:style-name="gr7" draw:text-style-name="P1" draw:layer="layout" draw:line-skew="0.233cm" svg:x1="11.034cm" svg:y1="10.352cm" svg:x2="21.5cm" svg:y2="1.852cm" draw:start-shape="id10" draw:start-glue-point="1" draw:end-shape="id11" draw:end-glue-point="3" svg:d="m11034 10352h5466v-8500h5000">
          <text:p/>
        </draw:connector>
        <draw:connector draw:style-name="gr7" draw:text-style-name="P1" draw:layer="layout" draw:line-skew="0.233cm" svg:x1="11.034cm" svg:y1="32.852cm" svg:x2="21.5cm" svg:y2="1.852cm" draw:start-shape="id12" draw:start-glue-point="1" draw:end-shape="id11" svg:d="m11034 32852h5466v-31000h5000">
          <text:p/>
        </draw:connector>
        <draw:connector draw:style-name="gr7" draw:text-style-name="P1" draw:layer="layout" draw:line-skew="0.233cm" svg:x1="11.034cm" svg:y1="37.852cm" svg:x2="21.5cm" svg:y2="1.852cm" draw:start-shape="id13" draw:start-glue-point="1" draw:end-shape="id11" draw:end-glue-point="3" svg:d="m11034 37852h5466v-36000h5000">
          <text:p/>
        </draw:connector>
        <draw:connector draw:style-name="gr7" draw:text-style-name="P1" draw:layer="layout" draw:line-skew="0.233cm" svg:x1="11.034cm" svg:y1="15.852cm" svg:x2="21.5cm" svg:y2="1.852cm" draw:start-shape="id14" draw:start-glue-point="1" draw:end-shape="id11" draw:end-glue-point="3" svg:d="m11034 15852h5466v-14000h5000">
          <text:p/>
        </draw:connector>
        <draw:connector draw:style-name="gr7" draw:text-style-name="P1" draw:layer="layout" draw:line-skew="0.233cm" svg:x1="11.034cm" svg:y1="20.352cm" svg:x2="21.5cm" svg:y2="1.852cm" draw:start-shape="id15" draw:start-glue-point="1" draw:end-shape="id11" draw:end-glue-point="3" svg:d="m11034 20352h5466v-18500h5000">
          <text:p/>
        </draw:connector>
        <draw:connector draw:style-name="gr7" draw:text-style-name="P1" draw:layer="layout" draw:line-skew="0.233cm" svg:x1="11.034cm" svg:y1="24.852cm" svg:x2="21.5cm" svg:y2="1.852cm" draw:start-shape="id16" draw:start-glue-point="1" draw:end-shape="id11" draw:end-glue-point="3" svg:d="m11034 24852h5466v-23000h5000">
          <text:p/>
        </draw:connector>
        <draw:frame draw:style-name="gr5" xml:id="id18" draw:id="id18" draw:layer="layout" svg:width="5.074cm" svg:height="0.704cm" svg:x="21.5cm" svg:y="7cm">
          <draw:text-box>
            <text:p>PlayerControls.tpl</text:p>
          </draw:text-box>
        </draw:frame>
        <draw:rect draw:style-name="gr2" draw:text-style-name="P1" draw:layer="layout" svg:width="7.5cm" svg:height="2.796cm" svg:x="21.5cm" svg:y="7.704cm">
          <text:p/>
        </draw:rect>
        <draw:frame draw:style-name="gr3" draw:text-style-name="P2" xml:id="id19" draw:id="id19" draw:layer="layout" svg:width="6.344cm" svg:height="2.063cm" svg:x="22cm" svg:y="8cm">
          <draw:text-box>
            <text:p text:style-name="P2">{{BtnControlPlayPause}}</text:p>
            <text:p text:style-name="P2">{{BtnControlStop}}</text:p>
            <text:p text:style-name="P2">{{BtnControlPrev}}</text:p>
            <text:p text:style-name="P2">{{BtnControlNext}}</text:p>
          </draw:text-box>
        </draw:frame>
        <draw:connector draw:style-name="gr7" draw:text-style-name="P1" draw:layer="layout" draw:line-skew="1.34cm" svg:x1="13.32cm" svg:y1="11.352cm" svg:x2="21.5cm" svg:y2="7.352cm" draw:start-shape="id17" draw:start-glue-point="1" draw:end-shape="id18" draw:end-glue-point="3" svg:d="m13320 11352h5430v-4000h2750">
          <text:p/>
        </draw:connector>
        <draw:frame draw:style-name="gr8" xml:id="id20" draw:id="id20" draw:layer="layout" svg:width="5.582cm" svg:height="2.516cm" svg:x="31cm" svg:y="6cm">
          <draw:text-box>
            <text:p>BtnControlPlay.tpl</text:p>
            <text:p>BtnControlPlause.tpl</text:p>
            <text:p>BtnControlStop.tpl</text:p>
            <text:p>BtnControlPrev.tpl</text:p>
            <text:p>BtnControlNext.tpl</text:p>
          </draw:text-box>
        </draw:frame>
        <draw:rect draw:style-name="gr2" draw:text-style-name="P1" draw:layer="layout" svg:width="7cm" svg:height="2cm" svg:x="31cm" svg:y="8.5cm">
          <text:p/>
        </draw:rect>
        <draw:frame draw:style-name="gr6" draw:layer="layout" svg:width="2.98cm" svg:height="0.763cm" svg:x="31.5cm" svg:y="9cm">
          <draw:text-box>
            <text:p>Pure HTML</text:p>
          </draw:text-box>
        </draw:frame>
        <draw:connector draw:style-name="gr7" draw:text-style-name="P1" draw:layer="layout" draw:line-skew="0.328cm" svg:x1="28.344cm" svg:y1="9.031cm" svg:x2="31cm" svg:y2="7.258cm" draw:start-shape="id19" draw:start-glue-point="1" draw:end-shape="id20" draw:end-glue-point="3" svg:d="m28344 9031h1656v-1773h1000">
          <text:p/>
        </draw:connector>
        <draw:frame draw:style-name="gr5" xml:id="id22" draw:id="id22" draw:layer="layout" svg:width="6.344cm" svg:height="1.61cm" svg:x="31cm" svg:y="13cm">
          <draw:text-box>
            <text:p>ItemPlayer.tpl</text:p>
            <text:p>ItemPlaylistDetails.tpl</text:p>
            <text:p>ItemSearchDetails.tpl</text:p>
          </draw:text-box>
        </draw:frame>
        <draw:rect draw:style-name="gr2" draw:text-style-name="P1" xml:id="id43" draw:id="id43" draw:layer="layout" svg:width="7cm" svg:height="22.89cm" svg:x="31cm" svg:y="14.61cm">
          <text:p/>
        </draw:rect>
        <draw:frame draw:style-name="gr3" xml:id="id25" draw:id="id25" draw:layer="layout" svg:width="2.788cm" svg:height="0.704cm" svg:x="31.5cm" svg:y="14.796cm">
          <draw:text-box>
            <text:p>{{Class}}</text:p>
          </draw:text-box>
        </draw:frame>
        <draw:connector draw:style-name="gr7" draw:text-style-name="P1" draw:layer="layout" draw:line-skew="1.721cm" svg:x1="12.558cm" svg:y1="12.352cm" svg:x2="31cm" svg:y2="13.805cm" draw:start-shape="id21" draw:start-glue-point="1" draw:end-shape="id22" draw:end-glue-point="3" svg:d="m12558 12352h10942v1453h7500">
          <text:p/>
        </draw:connector>
        <draw:connector draw:style-name="gr7" draw:text-style-name="P1" draw:layer="layout" draw:line-skew="0.578cm" svg:x1="14.844cm" svg:y1="16.852cm" svg:x2="31cm" svg:y2="13.805cm" draw:start-shape="id23" draw:start-glue-point="1" draw:end-shape="id22" draw:end-glue-point="3" svg:d="m14844 16852h8656v-3047h7500">
          <text:p/>
        </draw:connector>
        <draw:connector draw:style-name="gr7" draw:text-style-name="P1" draw:layer="layout" draw:line-skew="0.832cm" svg:x1="14.336cm" svg:y1="21.352cm" svg:x2="31cm" svg:y2="13.805cm" draw:start-shape="id24" draw:start-glue-point="1" draw:end-shape="id22" draw:end-glue-point="3" svg:d="m14336 21352h9164v-7547h7500">
          <text:p/>
        </draw:connector>
        <draw:frame draw:style-name="gr6" xml:id="id26" draw:id="id26" draw:layer="layout" svg:width="8.428cm" svg:height="1.987cm" svg:x="39.5cm" svg:y="13.5cm">
          <draw:text-box>
            <text:p>file / stream / cdda / cue / unknown</text:p>
            <text:p>+ current</text:p>
            <text:p>+ FileNotFound</text:p>
          </draw:text-box>
        </draw:frame>
        <draw:connector draw:style-name="gr7" draw:text-style-name="P1" draw:layer="layout" draw:line-skew="2.07cm" svg:x1="34.288cm" svg:y1="15.148cm" svg:x2="39.5cm" svg:y2="14.493cm" draw:start-shape="id25" draw:start-glue-point="1" draw:end-shape="id26" draw:end-glue-point="3" svg:d="m34288 15148h4676v-655h536">
          <text:p/>
        </draw:connector>
        <draw:frame draw:style-name="gr9" xml:id="id28" draw:id="id28" draw:layer="layout" svg:width="11cm" svg:height="1.375cm" svg:x="39.5cm" svg:y="16cm">
          <draw:text-box>
            <text:p>artist / album / track / votes / prebook </text:p>
            <text:p>or hidden (if information is missing / useless)</text:p>
          </draw:text-box>
        </draw:frame>
        <draw:frame draw:style-name="gr3" xml:id="id29" draw:id="id29" draw:layer="layout" svg:width="2.026cm" svg:height="0.704cm" svg:x="31.5cm" svg:y="19cm">
          <draw:text-box>
            <text:p>{{ID}}</text:p>
          </draw:text-box>
        </draw:frame>
        <draw:frame draw:style-name="gr10" draw:text-style-name="P2" xml:id="id31" draw:id="id31" draw:layer="layout" svg:width="4.566cm" svg:height="2.063cm" svg:x="31.5cm" svg:y="20.19cm">
          <draw:text-box>
            <text:p text:style-name="P2">{{Index}}</text:p>
            <text:p text:style-name="P2">{{PrebookIndex}}</text:p>
            <text:p text:style-name="P2">{{Votes}}<text:line-break/></text:p>
          </draw:text-box>
        </draw:frame>
        <draw:frame draw:style-name="gr3" draw:text-style-name="P2" xml:id="id27" draw:id="id27" draw:layer="layout" svg:width="4.566cm" svg:height="2.516cm" svg:x="31.5cm" svg:y="15.984cm">
          <draw:text-box>
            <text:p text:style-name="P2">{{ArtistClass}}</text:p>
            <text:p text:style-name="P2">{{AlbumClass}}</text:p>
            <text:p text:style-name="P2">{{TrackClass}}</text:p>
            <text:p text:style-name="P2">{{VoteClass}}</text:p>
            <text:p text:style-name="P2">{{PrebookClass}}</text:p>
          </draw:text-box>
        </draw:frame>
        <draw:connector draw:style-name="gr7" draw:text-style-name="P1" draw:layer="layout" draw:line-skew="1.217cm" svg:x1="36.066cm" svg:y1="17.242cm" svg:x2="39.5cm" svg:y2="16.687cm" draw:start-shape="id27" draw:start-glue-point="1" draw:end-shape="id28" draw:end-glue-point="3" svg:d="m36066 17242h2934v-555h500">
          <text:p/>
        </draw:connector>
        <draw:frame draw:style-name="gr6" xml:id="id30" draw:id="id30" draw:layer="layout" svg:width="5.202cm" svg:height="0.763cm" svg:x="39.5cm" svg:y="18.237cm">
          <draw:text-box>
            <text:p>Internal ID of the file</text:p>
          </draw:text-box>
        </draw:frame>
        <draw:connector draw:style-name="gr7" draw:text-style-name="P1" draw:layer="layout" draw:line-skew="2.487cm" svg:x1="33.526cm" svg:y1="19.352cm" svg:x2="39.5cm" svg:y2="18.618cm" draw:start-shape="id29" draw:start-glue-point="1" draw:end-shape="id30" svg:d="m33526 19352h5474v-734h500">
          <text:p/>
        </draw:connector>
        <draw:frame draw:style-name="gr9" xml:id="id32" draw:id="id32" draw:layer="layout" svg:width="9cm" svg:height="2.599cm" svg:x="39.5cm" svg:y="19.501cm">
          <draw:text-box>
            <text:p>Playlist only:</text:p>
            <text:p>Index in the playlist</text:p>
            <text:p>Index in the prebook list</text:p>
            <text:p>Number of votes</text:p>
          </draw:text-box>
        </draw:frame>
        <draw:connector draw:style-name="gr7" draw:text-style-name="P1" draw:layer="layout" svg:x1="36.066cm" svg:y1="21.221cm" svg:x2="39.5cm" svg:y2="20.8cm" draw:start-shape="id31" draw:start-glue-point="1" draw:end-shape="id32" draw:end-glue-point="3" svg:d="m36066 21221h1717v-421h1717">
          <text:p/>
        </draw:connector>
        <draw:frame draw:style-name="gr3" draw:text-style-name="P2" xml:id="id33" draw:id="id33" draw:layer="layout" svg:width="4.82cm" svg:height="4.328cm" svg:x="31.5cm" svg:y="24.472cm">
          <draw:text-box>
            <text:p text:style-name="P2">{{PlaylistTitle}}</text:p>
            <text:p text:style-name="P2">{{Artist}}</text:p>
            <text:p text:style-name="P2">{{Title}}</text:p>
            <text:p text:style-name="P2">{{Album}}</text:p>
            <text:p text:style-name="P2">{{Track}}</text:p>
            <text:p text:style-name="P2">{{Duration}}</text:p>
            <text:p text:style-name="P2">{{Size}}</text:p>
            <text:p text:style-name="P2">{{Filetype}}</text:p>
            <text:p text:style-name="P2">{{Quality}}</text:p>
          </draw:text-box>
        </draw:frame>
        <draw:frame draw:style-name="gr9" xml:id="id34" draw:id="id34" draw:layer="layout" svg:width="9.5cm" svg:height="6.271cm" svg:x="39.5cm" svg:y="24.729cm">
          <draw:text-box>
            <text:p>Information about the file:</text:p>
            <text:p>Title (as it appears in the Nemp playlist)</text:p>
            <text:p>Artist</text:p>
            <text:p>Title</text:p>
            <text:p>Album</text:p>
            <text:p>Track-Nr.</text:p>
            <text:p>Duration (m:ss)</text:p>
            <text:p>Filesize (mb)</text:p>
            <text:p>Filetype (.mp3, .ogg, …)</text:p>
            <text:p>Quality (192 kbit/s, 44.1kHz)</text:p>
          </draw:text-box>
        </draw:frame>
        <draw:frame draw:style-name="gr3" xml:id="id35" draw:id="id35" draw:layer="layout" svg:width="3.296cm" svg:height="0.704cm" svg:x="31.5cm" svg:y="29.596cm">
          <draw:text-box>
            <text:p>{{CoverID}}</text:p>
          </draw:text-box>
        </draw:frame>
        <draw:connector draw:style-name="gr7" draw:text-style-name="P1" draw:layer="layout" draw:line-skew="1.09cm" svg:x1="36.32cm" svg:y1="26.636cm" svg:x2="39.5cm" svg:y2="27.864cm" draw:start-shape="id33" draw:start-glue-point="1" draw:end-shape="id34" draw:end-glue-point="3" svg:d="m36320 26636h2680v1228h500">
          <text:p/>
        </draw:connector>
        <draw:frame draw:style-name="gr6" xml:id="id36" draw:id="id36" draw:layer="layout" svg:width="7.281cm" svg:height="1.375cm" svg:x="39.5cm" svg:y="31.6cm">
          <draw:text-box>
            <text:p>ID of the cover for this file.</text:p>
            <text:p>Use in img-src to show a cover</text:p>
          </draw:text-box>
        </draw:frame>
        <draw:connector draw:style-name="gr7" draw:text-style-name="P1" draw:layer="layout" draw:line-skew="1.852cm" svg:x1="34.796cm" svg:y1="29.948cm" svg:x2="39.5cm" svg:y2="32.287cm" draw:start-shape="id35" draw:start-glue-point="1" draw:end-shape="id36" svg:d="m34796 29948h4204v2339h500">
          <text:p/>
        </draw:connector>
        <draw:frame draw:style-name="gr3" xml:id="id37" draw:id="id37" draw:layer="layout" svg:width="3.296cm" svg:height="0.704cm" svg:x="31.5cm" svg:y="31.196cm">
          <draw:text-box>
            <text:p>{{Warning}}</text:p>
          </draw:text-box>
        </draw:frame>
        <draw:frame draw:style-name="gr6" xml:id="id38" draw:id="id38" draw:layer="layout" svg:width="8.398cm" svg:height="1.375cm" svg:x="39.5cm" svg:y="33.6cm">
          <draw:text-box>
            <text:p>„File not found“ </text:p>
            <text:p>(for the case the file can't be found)</text:p>
          </draw:text-box>
        </draw:frame>
        <draw:connector draw:style-name="gr7" draw:text-style-name="P1" draw:layer="layout" draw:line-skew="1.342cm" svg:x1="34.796cm" svg:y1="31.548cm" svg:x2="39.5cm" svg:y2="34.287cm" draw:start-shape="id37" draw:start-glue-point="1" draw:end-shape="id38" draw:end-glue-point="3" svg:d="m34796 31548h3694v2739h1010">
          <text:p/>
        </draw:connector>
        <draw:frame draw:style-name="gr5" xml:id="id40" draw:id="id40" draw:layer="layout" svg:width="5.582cm" svg:height="1.157cm" svg:x="21cm" svg:y="28.5cm">
          <draw:text-box>
            <text:p>ItemPlaylist.tpl</text:p>
            <text:p>ItemSearchResult.tpl</text:p>
          </draw:text-box>
        </draw:frame>
        <draw:rect draw:style-name="gr2" draw:text-style-name="P1" draw:layer="layout" svg:width="7.5cm" svg:height="5.89cm" svg:x="21cm" svg:y="29.61cm">
          <text:p/>
        </draw:rect>
        <draw:connector draw:style-name="gr7" draw:text-style-name="P1" draw:layer="layout" draw:line-skew="1.34cm" svg:x1="13.32cm" svg:y1="33.852cm" svg:x2="21cm" svg:y2="29.078cm" draw:start-shape="id39" draw:start-glue-point="1" draw:end-shape="id40" draw:end-glue-point="3" svg:d="m13320 33852h5180v-4774h2500">
          <text:p/>
        </draw:connector>
        <draw:connector draw:style-name="gr7" draw:text-style-name="P1" draw:layer="layout" draw:line-skew="0.832cm" svg:x1="14.336cm" svg:y1="38.852cm" svg:x2="21cm" svg:y2="29.078cm" draw:start-shape="id41" draw:start-glue-point="1" draw:end-shape="id40" draw:end-glue-point="3" svg:d="m14336 38852h4164v-9774h2500">
          <text:p/>
        </draw:connector>
        <draw:frame draw:style-name="gr3" draw:text-style-name="P3" xml:id="id42" draw:id="id42" draw:layer="layout" svg:width="5.938cm" svg:height="0.763cm" svg:x="21.5cm" svg:y="30.237cm">
          <draw:text-box>
            <text:p><text:span text:style-name="T1">Multiple entries like these</text:span></text:p>
          </draw:text-box>
        </draw:frame>
        <draw:connector draw:style-name="gr11" draw:text-style-name="P1" draw:layer="layout" draw:type="curve" svg:x1="27.438cm" svg:y1="30.618cm" svg:x2="31cm" svg:y2="26.055cm" draw:start-shape="id42" draw:start-glue-point="1" draw:end-shape="id43" draw:end-glue-point="3" svg:d="m27438 30618c2671 0 891-4563 3562-4563">
          <text:p/>
        </draw:connector>
        <draw:frame draw:style-name="gr3" draw:text-style-name="P2" xml:id="id44" draw:id="id44" draw:layer="layout" svg:width="5.328cm" svg:height="3.875cm" svg:x="31.5cm" svg:y="32.7cm">
          <draw:text-box>
            <text:p text:style-name="P2">{{BtnFileDownload}}</text:p>
            <text:p text:style-name="P2">{{BtnFilePlayNow}}</text:p>
            <text:p text:style-name="P2">{{BtnFileVote}}</text:p>
            <text:p text:style-name="P2">{{BtnFileMoveUp}}</text:p>
            <text:p text:style-name="P2">{{BtnFileMoveDown}}</text:p>
            <text:p text:style-name="P2">{{BtnFileDelete}}</text:p>
            <text:p text:style-name="P2">{{BtnFileAdd}}</text:p>
            <text:p text:style-name="P2">{{BtnFileAddNext}}</text:p>
          </draw:text-box>
        </draw:frame>
        <draw:frame draw:style-name="gr5" xml:id="id45" draw:id="id45" draw:layer="layout" svg:width="5.328cm" svg:height="3.875cm" svg:x="39.5cm" svg:y="35.725cm">
          <draw:text-box>
            <text:p>BtnFileDownload.tpl</text:p>
            <text:p>BtnFilePlayNow.tpl</text:p>
            <text:p>BtnFileVote.tpl</text:p>
            <text:p>BtnFileMoveUp.tpl</text:p>
            <text:p>BtnFileMoveDown.tpl</text:p>
            <text:p>BtnFileDelete.tpl</text:p>
            <text:p>BtnFileAdd.tpl</text:p>
            <text:p>BtnFileAddnext.tpl</text:p>
          </draw:text-box>
        </draw:frame>
        <draw:rect draw:style-name="gr2" draw:text-style-name="P1" draw:layer="layout" svg:width="6cm" svg:height="4cm" svg:x="39.5cm" svg:y="39.6cm">
          <text:p/>
        </draw:rect>
        <draw:connector draw:style-name="gr7" draw:text-style-name="P1" draw:layer="layout" svg:x1="36.828cm" svg:y1="34.637cm" svg:x2="39.5cm" svg:y2="37.662cm" draw:start-shape="id44" draw:start-glue-point="1" draw:end-shape="id45" draw:end-glue-point="3" svg:d="m36828 34637h1336v3025h1336">
          <text:p/>
        </draw:connector>
        <draw:frame draw:style-name="gr3" xml:id="id46" draw:id="id46" draw:layer="layout" svg:width="2.026cm" svg:height="0.704cm" svg:x="40cm" svg:y="39.896cm">
          <draw:text-box>
            <text:p>{{ID}}</text:p>
          </draw:text-box>
        </draw:frame>
        <draw:frame draw:style-name="gr6" xml:id="id49" draw:id="id49" draw:layer="layout" svg:width="8.61cm" svg:height="0.763cm" svg:x="47.39cm" svg:y="40.337cm">
          <draw:text-box>
            <text:p>Suitable value for parameter „action“</text:p>
          </draw:text-box>
        </draw:frame>
        <draw:frame draw:style-name="gr3" xml:id="id48" draw:id="id48" draw:layer="layout" svg:width="3.042cm" svg:height="0.704cm" svg:x="40cm" svg:y="40.896cm">
          <draw:text-box>
            <text:p>{{Action}}</text:p>
          </draw:text-box>
        </draw:frame>
        <draw:frame draw:style-name="gr3" xml:id="id50" draw:id="id50" draw:layer="layout" svg:width="3.55cm" svg:height="0.704cm" svg:x="40cm" svg:y="42.1cm">
          <draw:text-box>
            <text:p>{{Filename}}</text:p>
          </draw:text-box>
        </draw:frame>
        <draw:frame draw:style-name="gr6" xml:id="id47" draw:id="id47" draw:layer="layout" svg:width="7.708cm" svg:height="1.375cm" svg:x="47.292cm" svg:y="38.225cm">
          <draw:text-box>
            <text:p>Internal ID of the file</text:p>
            <text:p>For use in parameter „id“ in links</text:p>
          </draw:text-box>
        </draw:frame>
        <draw:frame draw:style-name="gr6" xml:id="id51" draw:id="id51" draw:layer="layout" svg:width="9.207cm" svg:height="1.987cm" svg:x="47.293cm" svg:y="41.6cm">
          <draw:text-box>
            <text:p>Download only:</text:p>
            <text:p>Filename for use in href, so the browser</text:p>
            <text:p>can suggest a matching filename</text:p>
          </draw:text-box>
        </draw:frame>
        <draw:connector draw:style-name="gr7" draw:text-style-name="P1" draw:layer="layout" draw:line-skew="1.841cm" svg:x1="42.026cm" svg:y1="40.248cm" svg:x2="47.292cm" svg:y2="38.912cm" draw:start-shape="id46" draw:start-glue-point="1" draw:end-shape="id47" draw:end-glue-point="3" svg:d="m42026 40248h4474v-1336h792">
          <text:p/>
        </draw:connector>
        <draw:connector draw:style-name="gr7" draw:text-style-name="P1" draw:layer="layout" draw:line-skew="1.284cm" svg:x1="43.042cm" svg:y1="41.248cm" svg:x2="47.39cm" svg:y2="40.718cm" draw:start-shape="id48" draw:start-glue-point="1" draw:end-shape="id49" draw:end-glue-point="3" svg:d="m43042 41248h3458v-530h890">
          <text:p/>
        </draw:connector>
        <draw:connector draw:style-name="gr7" draw:text-style-name="P1" draw:layer="layout" draw:line-skew="1.078cm" svg:x1="43.55cm" svg:y1="42.452cm" svg:x2="47.293cm" svg:y2="42.593cm" draw:start-shape="id50" draw:start-glue-point="1" draw:end-shape="id51" draw:end-glue-point="3" svg:d="m43550 42452h2950v141h793">
          <text:p/>
        </draw:connector>
        <draw:frame draw:style-name="gr12" draw:text-style-name="P3" draw:layer="layout" svg:width="6.81cm" svg:height="3.835cm" svg:x="21.19cm" svg:y="31.225cm">
          <draw:text-box>
            <text:p><text:span text:style-name="T1">This template define how one item is displayed. The Webserver will use this template for every item in the list and copy one item after the other into the page template.</text:span></text:p>
          </draw:text-box>
        </draw:frame>
        <draw:frame draw:style-name="gr5" xml:id="id52" draw:id="id52" draw:layer="layout" svg:width="5.582cm" svg:height="1.61cm" svg:x="21cm" svg:y="40cm">
          <draw:text-box>
            <text:p>ItemBrowseArtist.tpl</text:p>
            <text:p>ItemBrowseAlbum.tpl</text:p>
            <text:p>ItemBrowseGenre.tpl</text:p>
          </draw:text-box>
        </draw:frame>
        <draw:rect draw:style-name="gr2" draw:text-style-name="P1" draw:layer="layout" svg:width="7.5cm" svg:height="9.89cm" svg:x="21cm" svg:y="41.61cm">
          <text:p/>
        </draw:rect>
        <draw:frame draw:style-name="gr12" draw:text-style-name="P3" draw:layer="layout" svg:width="6.81cm" svg:height="3.835cm" svg:x="21.19cm" svg:y="47.165cm">
          <draw:text-box>
            <text:p><text:span text:style-name="T1">This template define how one item is displayed. The Webserver will use this template for every item in the list and copy one item after the other into the page template.</text:span></text:p>
          </draw:text-box>
        </draw:frame>
        <draw:connector draw:style-name="gr7" draw:text-style-name="P1" draw:layer="layout" draw:line-skew="-0.205cm 0.082cm" svg:x1="11.418cm" svg:y1="39.204cm" svg:x2="23.791cm" svg:y2="40cm" draw:start-shape="id41" draw:start-glue-point="2" draw:end-shape="id52" draw:end-glue-point="0" svg:d="m11418 39204v296h6332v-1h6041v501">
          <text:p/>
        </draw:connector>
        <draw:frame draw:style-name="gr3" xml:id="id53" draw:id="id53" draw:layer="layout" svg:width="2.788cm" svg:height="0.704cm" svg:x="21.45cm" svg:y="42cm">
          <draw:text-box>
            <text:p>{{Value}}</text:p>
          </draw:text-box>
        </draw:frame>
        <draw:frame draw:style-name="gr3" xml:id="id55" draw:id="id55" draw:layer="layout" svg:width="2.534cm" svg:height="0.704cm" svg:x="21.5cm" svg:y="43cm">
          <draw:text-box>
            <text:p>{{Link}}</text:p>
          </draw:text-box>
        </draw:frame>
        <draw:frame draw:style-name="gr3" xml:id="id57" draw:id="id57" draw:layer="layout" svg:width="2.788cm" svg:height="0.704cm" svg:x="21.5cm" svg:y="44cm">
          <draw:text-box>
            <text:p>{{Count}}</text:p>
          </draw:text-box>
        </draw:frame>
        <draw:frame draw:style-name="gr3" xml:id="id59" draw:id="id59" draw:layer="layout" svg:width="2.534cm" svg:height="0.704cm" svg:x="21.5cm" svg:y="45cm">
          <draw:text-box>
            <text:p>{{Font}}</text:p>
          </draw:text-box>
        </draw:frame>
        <draw:frame draw:style-name="gr3" xml:id="id61" draw:id="id61" draw:layer="layout" svg:width="3.296cm" svg:height="0.704cm" svg:x="21.5cm" svg:y="46cm">
          <draw:text-box>
            <text:p>{{CoverID}}</text:p>
          </draw:text-box>
        </draw:frame>
        <draw:frame draw:style-name="gr6" xml:id="id54" draw:id="id54" draw:layer="layout" svg:width="7.196cm" svg:height="1.987cm" svg:x="30.5cm" svg:y="39.5cm">
          <draw:text-box>
            <text:p>Actual value of the item</text:p>
            <text:p>e.g. „Classic“ for a genre or</text:p>
            <text:p>„Kendra Springer“ for an artist</text:p>
          </draw:text-box>
        </draw:frame>
        <draw:connector draw:style-name="gr7" draw:text-style-name="P1" draw:layer="layout" draw:line-skew="1.631cm" svg:x1="24.238cm" svg:y1="42.352cm" svg:x2="30.5cm" svg:y2="40.493cm" draw:start-shape="id53" draw:start-glue-point="1" draw:end-shape="id54" draw:end-glue-point="3" svg:d="m24238 42352h4762v-1859h1500">
          <text:p/>
        </draw:connector>
        <draw:frame draw:style-name="gr6" xml:id="id56" draw:id="id56" draw:layer="layout" svg:width="6.836cm" svg:height="0.763cm" svg:x="30.5cm" svg:y="42.237cm">
          <draw:text-box>
            <text:p>A suitable link for use in href</text:p>
          </draw:text-box>
        </draw:frame>
        <draw:connector draw:style-name="gr7" draw:text-style-name="P1" draw:layer="layout" draw:line-skew="2.733cm" svg:x1="24.034cm" svg:y1="43.352cm" svg:x2="30.5cm" svg:y2="42.618cm" draw:start-shape="id55" draw:start-glue-point="1" draw:end-shape="id56" draw:end-glue-point="3" svg:d="m24034 43352h5966v-734h500">
          <text:p/>
        </draw:connector>
        <draw:frame draw:style-name="gr13" xml:id="id58" draw:id="id58" draw:layer="layout" svg:width="8.445cm" svg:height="1.987cm" svg:x="30.555cm" svg:y="43.513cm">
          <draw:text-box>
            <text:p>The number of items behind the link</text:p>
            <text:p>e.g. „20“ (tracks on the album) or </text:p>
            <text:p>3416 (tracks with genre „pop“)</text:p>
          </draw:text-box>
        </draw:frame>
        <draw:connector draw:style-name="gr7" draw:text-style-name="P1" draw:layer="layout" draw:line-skew="1.954cm" svg:x1="24.288cm" svg:y1="44.352cm" svg:x2="30.555cm" svg:y2="44.506cm" draw:start-shape="id57" draw:start-glue-point="1" draw:end-shape="id58" svg:d="m24288 44352h5088v154h1179">
          <text:p/>
        </draw:connector>
        <draw:frame draw:style-name="gr13" xml:id="id60" draw:id="id60" draw:layer="layout" svg:width="8.445cm" svg:height="1.275cm" svg:x="30.555cm" svg:y="46.225cm">
          <draw:text-box>
            <text:p>A font size (in px). Value depends on Count. Useful for tag clouds.</text:p>
          </draw:text-box>
        </draw:frame>
        <draw:connector draw:style-name="gr7" draw:text-style-name="P1" draw:layer="layout" draw:line-skew="2.705cm" svg:x1="24.034cm" svg:y1="45.352cm" svg:x2="30.555cm" svg:y2="46.862cm" draw:start-shape="id59" draw:start-glue-point="1" draw:end-shape="id60" draw:end-glue-point="3" svg:d="m24034 45352h5966v1510h555">
          <text:p/>
        </draw:connector>
        <draw:frame draw:style-name="gr13" xml:id="id62" draw:id="id62" draw:layer="layout" svg:width="8.445cm" svg:height="2.399cm" svg:x="30.555cm" svg:y="48cm">
          <draw:text-box>
            <text:p>The ID of a cover of one of the files.</text:p>
            <text:p>Useful for albums, maybe useful for artist, probably not useful for genre.</text:p>
          </draw:text-box>
        </draw:frame>
        <draw:connector draw:style-name="gr7" draw:text-style-name="P1" draw:layer="layout" draw:line-skew="1.324cm" svg:x1="24.796cm" svg:y1="46.352cm" svg:x2="30.555cm" svg:y2="49.199cm" draw:start-shape="id61" draw:start-glue-point="1" draw:end-shape="id62" svg:d="m24796 46352h4204v2847h1555">
          <text:p/>
        </draw:connector>
        <draw:frame draw:style-name="gr5" xml:id="id70" draw:id="id70" draw:layer="layout" svg:width="5.836cm" svg:height="0.704cm" svg:x="21cm" svg:y="52.796cm">
          <draw:text-box>
            <text:p>MenuLibraryBrowse.tpl</text:p>
          </draw:text-box>
        </draw:frame>
        <draw:rect draw:style-name="gr2" draw:text-style-name="P1" draw:layer="layout" svg:width="7.5cm" svg:height="5.5cm" svg:x="21cm" svg:y="53.5cm">
          <text:p/>
        </draw:rect>
        <draw:frame draw:style-name="gr3" xml:id="id65" draw:id="id65" draw:layer="layout" svg:width="4.566cm" svg:height="0.704cm" svg:x="21.5cm" svg:y="56cm">
          <draw:text-box>
            <text:p>{{SearchString}}</text:p>
          </draw:text-box>
        </draw:frame>
        <draw:frame draw:style-name="gr3" draw:text-style-name="P2" xml:id="id63" draw:id="id63" draw:layer="layout" svg:width="4.312cm" svg:height="1.61cm" svg:x="21.5cm" svg:y="54cm">
          <draw:text-box>
            <text:p text:style-name="P2">{{ArtistClass}}</text:p>
            <text:p text:style-name="P2">{{AlbumClass}}</text:p>
            <text:p text:style-name="P2">{{GenreClass}}</text:p>
          </draw:text-box>
        </draw:frame>
        <draw:frame draw:style-name="gr6" xml:id="id64" draw:id="id64" draw:layer="layout" svg:width="5.304cm" svg:height="1.375cm" svg:x="30.196cm" svg:y="52.625cm">
          <draw:text-box>
            <text:p>artist / album / genre</text:p>
            <text:p>+ active</text:p>
          </draw:text-box>
        </draw:frame>
        <draw:connector draw:style-name="gr7" draw:text-style-name="P1" draw:layer="layout" draw:line-skew="0.996cm" svg:x1="25.812cm" svg:y1="54.805cm" svg:x2="30.196cm" svg:y2="53.312cm" draw:start-shape="id63" draw:start-glue-point="1" draw:end-shape="id64" draw:end-glue-point="3" svg:d="m25812 54805h3188v-1493h1196">
          <text:p/>
        </draw:connector>
        <draw:frame draw:style-name="gr6" xml:id="id66" draw:id="id66" draw:layer="layout" svg:width="6.959cm" svg:height="1.375cm" svg:x="30.041cm" svg:y="55.125cm">
          <draw:text-box>
            <text:p>The string the user searched </text:p>
            <text:p>for in the library</text:p>
          </draw:text-box>
        </draw:frame>
        <draw:frame draw:style-name="gr3" xml:id="id67" draw:id="id67" draw:layer="layout" svg:width="4.82cm" svg:height="0.704cm" svg:x="21.5cm" svg:y="57.296cm">
          <draw:text-box>
            <text:p>{{BrowseSubmenu}}</text:p>
          </draw:text-box>
        </draw:frame>
        <draw:frame draw:style-name="gr6" xml:id="id68" draw:id="id68" draw:layer="layout" svg:width="8.034cm" svg:height="1.375cm" svg:x="30cm" svg:y="57.5cm">
          <draw:text-box>
            <text:p>A suitable submenu „A B C D ...“</text:p>
            <text:p>as an unordered list &lt;ul&gt; .. &lt;/ul&gt;</text:p>
          </draw:text-box>
        </draw:frame>
        <draw:connector draw:style-name="gr7" draw:text-style-name="P1" draw:layer="layout" draw:line-skew="0.946cm" svg:x1="26.066cm" svg:y1="56.352cm" svg:x2="30.041cm" svg:y2="55.812cm" draw:start-shape="id65" draw:start-glue-point="1" draw:end-shape="id66" draw:end-glue-point="3" svg:d="m26066 56352h2934v-540h1041">
          <text:p/>
        </draw:connector>
        <draw:connector draw:style-name="gr7" draw:text-style-name="P1" draw:layer="layout" draw:line-skew="0.84cm" svg:x1="26.32cm" svg:y1="57.648cm" svg:x2="30cm" svg:y2="58.187cm" draw:start-shape="id67" draw:start-glue-point="1" draw:end-shape="id68" draw:end-glue-point="3" svg:d="m26320 57648h2680v539h1000">
          <text:p/>
        </draw:connector>
        <draw:connector draw:style-name="gr7" draw:text-style-name="P1" draw:layer="layout" draw:line-skew="3.221cm" svg:x1="12.558cm" svg:y1="41.852cm" svg:x2="21cm" svg:y2="53.148cm" draw:start-shape="id69" draw:start-glue-point="1" draw:end-shape="id70" draw:end-glue-point="3" svg:d="m12558 41852h7442v11296h1000">
          <text:p/>
        </draw:connector>
        <draw:frame draw:style-name="gr5" xml:id="id72" draw:id="id72" draw:layer="layout" svg:width="4.058cm" svg:height="0.704cm" svg:x="21cm" svg:y="60.639cm">
          <draw:text-box>
            <text:p>Pagination.tpl</text:p>
          </draw:text-box>
        </draw:frame>
        <draw:rect draw:style-name="gr2" draw:text-style-name="P1" draw:layer="layout" svg:width="7.5cm" svg:height="5cm" svg:x="21cm" svg:y="61.343cm">
          <text:p/>
        </draw:rect>
        <draw:frame draw:style-name="gr5" xml:id="id73" draw:id="id73" draw:layer="layout" svg:width="5.328cm" svg:height="1.157cm" svg:x="21cm" svg:y="68.343cm">
          <draw:text-box>
            <text:p>PaginationMain.tpl</text:p>
            <text:p>PaginationOther.tpl</text:p>
          </draw:text-box>
        </draw:frame>
        <draw:rect draw:style-name="gr2" draw:text-style-name="P1" draw:layer="layout" svg:width="7.5cm" svg:height="6cm" svg:x="21cm" svg:y="69.5cm">
          <text:p/>
        </draw:rect>
        <draw:connector draw:style-name="gr7" draw:text-style-name="P1" draw:layer="layout" draw:line-skew="1.721cm" svg:x1="12.558cm" svg:y1="42.852cm" svg:x2="21cm" svg:y2="60.991cm" draw:start-shape="id71" draw:start-glue-point="1" draw:end-shape="id72" draw:end-glue-point="3" svg:d="m12558 42852h5942v18139h2500">
          <text:p/>
        </draw:connector>
        <draw:connector draw:style-name="gr7" draw:text-style-name="P1" draw:layer="layout" draw:line-skew="1.721cm" svg:x1="12.558cm" svg:y1="42.852cm" svg:x2="21cm" svg:y2="68.921cm" draw:start-shape="id71" draw:start-glue-point="1" draw:end-shape="id73" draw:end-glue-point="3" svg:d="m12558 42852h5942v26069h2500">
          <text:p/>
        </draw:connector>
        <draw:frame draw:style-name="gr12" draw:text-style-name="P3" draw:layer="layout" svg:width="6.81cm" svg:height="0.763cm" svg:x="21.19cm" svg:y="65.08cm">
          <draw:text-box>
            <text:p><text:span text:style-name="T1">Used for a list of files</text:span></text:p>
          </draw:text-box>
        </draw:frame>
        <draw:frame draw:style-name="gr12" draw:text-style-name="P3" draw:layer="layout" svg:width="6.81cm" svg:height="3.323cm" svg:x="21.19cm" svg:y="72cm">
          <draw:text-box>
            <text:p><text:span text:style-name="T1">On large media libraries this is used to swap between „main artists“ (with more than 5 tracks) and „other artists“ (with 4 or less tracks). </text:span></text:p>
          </draw:text-box>
        </draw:frame>
        <draw:frame draw:style-name="gr3" xml:id="id74" draw:id="id74" draw:layer="layout" svg:width="2.534cm" svg:height="0.704cm" svg:x="21.5cm" svg:y="70cm">
          <draw:text-box>
            <text:p>{{Link}}</text:p>
          </draw:text-box>
        </draw:frame>
        <draw:frame draw:style-name="gr3" xml:id="id76" draw:id="id76" draw:layer="layout" svg:width="3.042cm" svg:height="0.704cm" svg:x="21.466cm" svg:y="71cm">
          <draw:text-box>
            <text:p>{{Letter}}</text:p>
          </draw:text-box>
        </draw:frame>
        <draw:frame draw:style-name="gr6" xml:id="id75" draw:id="id75" draw:layer="layout" svg:width="8.944cm" svg:height="0.763cm" svg:x="30.056cm" svg:y="69.5cm">
          <draw:text-box>
            <text:p>A suitable link (href) to the other page</text:p>
          </draw:text-box>
        </draw:frame>
        <draw:frame draw:style-name="gr6" xml:id="id77" draw:id="id77" draw:layer="layout" svg:width="7.331cm" svg:height="1.375cm" svg:x="30.169cm" svg:y="71.125cm">
          <draw:text-box>
            <text:p>The first letter of the currently </text:p>
            <text:p>displayed artists</text:p>
          </draw:text-box>
        </draw:frame>
        <draw:connector draw:style-name="gr7" draw:text-style-name="P1" draw:layer="layout" draw:line-skew="1.955cm" svg:x1="24.034cm" svg:y1="70.352cm" svg:x2="30.056cm" svg:y2="69.881cm" draw:start-shape="id74" draw:start-glue-point="1" draw:end-shape="id75" draw:end-glue-point="3" svg:d="m24034 70352h4966v-471h1056">
          <text:p/>
        </draw:connector>
        <draw:connector draw:style-name="gr7" draw:text-style-name="P1" draw:layer="layout" draw:line-skew="1.661cm" svg:x1="24.508cm" svg:y1="71.352cm" svg:x2="30.169cm" svg:y2="71.812cm" draw:start-shape="id76" draw:start-glue-point="1" draw:end-shape="id77" draw:end-glue-point="3" svg:d="m24508 71352h4492v460h1169">
          <text:p/>
        </draw:connector>
        <draw:frame draw:style-name="gr3" draw:text-style-name="P2" xml:id="id78" draw:id="id78" draw:layer="layout" svg:width="2.788cm" svg:height="1.61cm" svg:x="21.5cm" svg:y="61.733cm">
          <draw:text-box>
            <text:p text:style-name="P2">{{Start}}</text:p>
            <text:p text:style-name="P2">{{End}}</text:p>
            <text:p text:style-name="P2">{{Count}}</text:p>
          </draw:text-box>
        </draw:frame>
        <draw:frame draw:style-name="gr3" xml:id="id82" draw:id="id82" draw:layer="layout" svg:width="3.55cm" svg:height="1.157cm" svg:x="21.5cm" svg:y="63.639cm">
          <draw:text-box>
            <text:p>{{PrevPage}}</text:p>
            <text:p>{{NextPage}}</text:p>
          </draw:text-box>
        </draw:frame>
        <draw:frame draw:style-name="gr6" xml:id="id79" draw:id="id79" draw:layer="layout" svg:width="10.096cm" svg:height="1.987cm" svg:x="29.966cm" svg:y="60.968cm">
          <draw:text-box>
            <text:p>Index of the first displayed file</text:p>
            <text:p>Index of the last displayed file</text:p>
            <text:p>Total amount of files in the current selection</text:p>
          </draw:text-box>
        </draw:frame>
        <draw:connector draw:style-name="gr7" draw:text-style-name="P1" draw:layer="layout" draw:line-skew="1.873cm" svg:x1="24.288cm" svg:y1="62.538cm" svg:x2="29.966cm" svg:y2="61.961cm" draw:start-shape="id78" draw:start-glue-point="1" draw:end-shape="id79" draw:end-glue-point="3" svg:d="m24288 62538h4712v-577h966">
          <text:p/>
        </draw:connector>
        <draw:frame draw:style-name="gr5" xml:id="id83" draw:id="id83" draw:layer="layout" svg:width="6.09cm" svg:height="1.157cm" svg:x="30cm" svg:y="64.5cm">
          <draw:text-box>
            <text:p>PaginationPrevPage.tpl</text:p>
            <text:p>PaginationNextPage.tpl</text:p>
          </draw:text-box>
        </draw:frame>
        <draw:rect draw:style-name="gr2" draw:text-style-name="P1" draw:layer="layout" svg:width="7cm" svg:height="1.843cm" svg:x="30cm" svg:y="65.657cm">
          <text:p/>
        </draw:rect>
        <draw:frame draw:style-name="gr3" xml:id="id80" draw:id="id80" draw:layer="layout" svg:width="2.534cm" svg:height="0.704cm" svg:x="30.5cm" svg:y="66cm">
          <draw:text-box>
            <text:p>{{Link}}</text:p>
          </draw:text-box>
        </draw:frame>
        <draw:frame draw:style-name="gr6" xml:id="id81" draw:id="id81" draw:layer="layout" svg:width="5.947cm" svg:height="1.375cm" svg:x="41.553cm" svg:y="65.125cm">
          <draw:text-box>
            <text:p>A suitable link (href) to </text:p>
            <text:p>the next / previous page</text:p>
          </draw:text-box>
        </draw:frame>
        <draw:connector draw:style-name="gr7" draw:text-style-name="P1" draw:layer="layout" draw:line-skew="1.955cm" svg:x1="33.034cm" svg:y1="66.352cm" svg:x2="41.553cm" svg:y2="65.812cm" draw:start-shape="id80" draw:start-glue-point="1" draw:end-shape="id81" draw:end-glue-point="3" svg:d="m33034 66352h6215v-540h2304">
          <text:p/>
        </draw:connector>
        <draw:connector draw:style-name="gr7" draw:text-style-name="P1" draw:layer="layout" svg:x1="25.05cm" svg:y1="64.217cm" svg:x2="30cm" svg:y2="65.078cm" draw:start-shape="id82" draw:start-glue-point="1" draw:end-shape="id83" svg:d="m25050 64217h2475v861h2475">
          <text:p/>
        </draw:connector>
        <draw:frame draw:style-name="gr6" xml:id="id85" draw:id="id85" draw:layer="layout" svg:width="9.833cm" svg:height="3.211cm" svg:x="18cm" svg:y="23.5cm">
          <draw:text-box>
            <text:p>Message from the Webserver, usually</text:p>
            <text:p>„invalid parameter“ after clicking a</text:p>
            <text:p>deprecated link.</text:p>
            <text:p>(e.g. for an item in the Playlist, which was </text:p>
            <text:p>deleted in the meantime)</text:p>
          </draw:text-box>
        </draw:frame>
        <draw:connector draw:style-name="gr7" draw:text-style-name="P1" draw:layer="layout" draw:line-skew="1.967cm" svg:x1="13.066cm" svg:y1="25.852cm" svg:x2="18cm" svg:y2="25.105cm" draw:start-shape="id84" draw:start-glue-point="1" draw:end-shape="id85" draw:end-glue-point="3" svg:d="m13066 25852h4434v-747h500">
          <text:p/>
        </draw:connector>
        <draw:frame draw:style-name="gr5" xml:id="id89" draw:id="id89" draw:layer="layout" svg:width="5.074cm" svg:height="0.704cm" svg:x="21cm" svg:y="77cm">
          <draw:text-box>
            <text:p>WarningNoFiles.tpl</text:p>
          </draw:text-box>
        </draw:frame>
        <draw:rect draw:style-name="gr2" draw:text-style-name="P1" draw:layer="layout" svg:width="7.5cm" svg:height="3.796cm" svg:x="21cm" svg:y="77.704cm">
          <text:p/>
        </draw:rect>
        <draw:frame draw:style-name="gr3" xml:id="id86" draw:id="id86" draw:layer="layout" svg:width="2.788cm" svg:height="0.704cm" svg:x="21.5cm" svg:y="78.296cm">
          <draw:text-box>
            <text:p>{{Value}}</text:p>
          </draw:text-box>
        </draw:frame>
        <draw:frame draw:style-name="gr6" xml:id="id87" draw:id="id87" draw:layer="layout" svg:width="7.467cm" svg:height="0.763cm" svg:x="29.556cm" svg:y="77.737cm">
          <draw:text-box>
            <text:p>The value the user searched for</text:p>
          </draw:text-box>
        </draw:frame>
        <draw:connector draw:style-name="gr14" draw:text-style-name="P1" draw:layer="layout" svg:x1="24.288cm" svg:y1="78.648cm" svg:x2="29.556cm" svg:y2="78.118cm" draw:start-shape="id86" draw:start-glue-point="1" draw:end-shape="id87" draw:end-glue-point="3" svg:d="m24288 78648h2634v-530h2634">
          <text:p/>
        </draw:connector>
        <draw:connector draw:style-name="gr14" draw:text-style-name="P1" draw:layer="layout" svg:x1="12.812cm" svg:y1="43.852cm" svg:x2="21cm" svg:y2="77.352cm" draw:start-shape="id88" draw:start-glue-point="1" draw:end-shape="id89" draw:end-glue-point="3" svg:d="m12812 43852h4094v33500h4094">
          <text:p/>
        </draw:connector>
        <draw:frame draw:style-name="gr12" draw:text-style-name="P3" draw:layer="layout" svg:width="6.81cm" svg:height="1.275cm" svg:x="21.5cm" svg:y="79.5cm">
          <draw:text-box>
            <text:p><text:span text:style-name="T1">Used only when no files can be found.</text:span></text:p>
          </draw:text-box>
        </draw:frame>
        <draw:frame draw:style-name="gr3" xml:id="id90" draw:id="id90" draw:layer="layout" svg:width="3.042cm" svg:height="0.704cm" svg:x="31.5cm" svg:y="22.901cm">
          <draw:text-box>
            <text:p>{{Anchor}}</text:p>
          </draw:text-box>
        </draw:frame>
        <draw:frame draw:style-name="gr6" xml:id="id91" draw:id="id91" draw:layer="layout" svg:width="12.462cm" svg:height="1.275cm" svg:x="39.5cm" svg:y="22.738cm">
          <draw:text-box>
            <text:p>Replaced by name="currentTrack" for the current track<text:line-break/>This anchor can be used in the Menu.tpl</text:p>
          </draw:text-box>
        </draw:frame>
        <draw:connector draw:style-name="gr14" draw:text-style-name="P1" draw:layer="layout" svg:x1="34.542cm" svg:y1="23.253cm" svg:x2="39.5cm" svg:y2="23.375cm" draw:start-shape="id90" draw:start-glue-point="1" draw:end-shape="id91" draw:end-glue-point="3" svg:d="m34542 23253h2479v122h247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solid" draw:stroke-dash="Dash_20_1" draw:fill="solid" draw:fill-color="#99ccff" draw:fill-gradient-name="Gradient_20_7" draw:fill-hatch-name="Hatch_20_46" draw:fill-image-name="Bitmape_20_1" draw:fill-image-width="0cm" draw:fill-image-height="0cm"/>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solid" draw:stroke-dash="Dash_20_1" draw:fill="solid" draw:fill-color="#cccccc" draw:fill-gradient-name="Gradient_20_7" draw:fill-hatch-name="Hatch_20_46" draw:fill-image-name="Bitmape_20_1" draw:fill-image-width="0cm" draw:fill-image-height="0cm"/>
      <style:text-properties fo:font-family="'Courier New'" style:font-style-name="Standard" style:font-family-generic="modern" style:font-pitch="fixed" fo:font-size="12pt"/>
    </style:style>
    <style:style style:name="title1" style:family="graphic" style:parent-style-name="standard">
      <style:graphic-properties draw:stroke="solid" draw:stroke-dash="Dash_20_1" draw:fill="solid" draw:fill-color="#cc6633" draw:fill-gradient-name="Gradient_20_7" draw:fill-hatch-name="Hatch_20_46" draw:fill-image-name="Bitmape_20_1" draw:fill-image-width="0cm" draw:fill-image-height="0cm" draw:shadow="hidden" draw:shadow-offset-x="0.2cm" draw:shadow-offset-y="0.2cm" draw:shadow-color="#808080"/>
      <style:paragraph-properties fo:text-align="center"/>
      <style:text-properties fo:font-family="'Courier New'" style:font-style-name="Standard" style:font-family-generic="modern" style:font-pitch="fixed" fo:font-size="12pt"/>
    </style:style>
    <style:style style:name="title2" style:family="graphic" style:parent-style-name="standard">
      <style:graphic-properties draw:stroke-dash="Dash_20_1" svg:stroke-width="0cm" draw:marker-start-width="0.23cm" draw:marker-end-width="0.23cm" draw:fill-color="#00ae00" draw:fill-gradient-name="Gradient_20_7" draw:fill-hatch-name="Hatch_20_46" draw:fill-image-name="Bitmape_20_1" draw:fill-image-width="0cm" draw:fill-image-height="0cm" draw:shadow="hidden" draw:shadow-offset-x="0.2cm" draw:shadow-offset-y="0.2cm" draw:shadow-color="#808080"/>
      <style:paragraph-properties fo:margin-left="0cm" fo:margin-right="0.2cm" fo:margin-top="0.1cm" fo:margin-bottom="0.1cm" fo:text-align="start" fo:text-indent="0cm">
        <style:tab-stops/>
      </style:paragraph-properties>
      <style:text-properties fo:font-family="Verdana" style:font-style-name="Standard" style:font-family-generic="swiss" style:font-pitch="variable" fo:font-size="1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aniel Gaußmann</meta:initial-creator>
    <meta:creation-date>2012-01-25T19:15:33.13</meta:creation-date>
    <dc:date>2012-06-07T21:11:49.48</dc:date>
    <dc:creator>Daniel Gaußmann</dc:creator>
    <meta:editing-duration>PT3H52M55S</meta:editing-duration>
    <meta:editing-cycles>53</meta:editing-cycles>
    <meta:generator>OpenOffice.org/3.3$Win32 OpenOffice.org_project/330m20$Build-9567</meta:generator>
    <meta:document-statistic meta:object-count="169"/>
  </office:meta>
</office:document-meta>
</file>